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1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1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constant offsets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constant offsets, vector in global memory, vectorized</text:p>
          </table:table-cell>
          <table:table-cell office:value-type="float" office:value="34.028">
            <text:p>34.03</text:p>
          </table:table-cell>
          <table:table-cell office:value-type="float" office:value="10.252">
            <text:p>10.25</text:p>
          </table:table-cell>
          <table:table-cell table:style-name="ce1" table:formula="of:=[.$H$2]/([.B5]*1000000)" office:value-type="float" office:value="0.726887798283766">
            <text:p>0.7269</text:p>
          </table:table-cell>
          <table:table-cell table:style-name="ce1" table:formula="of:=[.$H$2]/([.C5]*1000000)" office:value-type="float" office:value="2.41265489660554">
            <text:p>2.4127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1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1">
          <table:table-cell table:number-columns-repeated="5"/>
          <table:table-cell office:value-type="string">
            <text:p>time</text:p>
          </table:table-cell>
          <table:table-cell table:style-name="ce3" table:formula="of:=[.G10]/[.G11]" office:value-type="float" office:value="0.000322064296875">
            <text:p>0.0003221</text:p>
          </table:table-cell>
          <table:table-cell table:style-name="ce3" table:formula="of:=[.H10]/[.H11]" office:value-type="float" office:value="0.00531925548387097">
            <text:p>0.0053193</text:p>
          </table:table-cell>
          <table:table-cell table:style-name="ce3" table:formula="of:=[.I10]/[.I11]" office:value-type="float" office:value="0.000353350542857143">
            <text:p>0.0003534</text:p>
          </table:table-cell>
        </table:table-row>
        <table:table-row table:style-name="ro1">
          <table:table-cell table:number-columns-repeated="5"/>
          <table:table-cell office:value-type="string">
            <text:p>gflops</text:p>
          </table:table-cell>
          <table:table-cell table:formula="of:=[.$H$2]/([.G12]*1000000000)" office:value-type="float" office:value="76.8">
            <text:p>76.8</text:p>
          </table:table-cell>
          <table:table-cell table:formula="of:=[.$H$2]/([.H12]*1000000000)" office:value-type="float" office:value="4.65">
            <text:p>4.65</text:p>
          </table:table-cell>
          <table:table-cell table:formula="of:=[.$H$2]/([.I12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13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2:12:56</meta:creation-date>
    <meta:generator>OpenOffice.org/3.0$Unix OpenOffice.org_project/300m15$Build-9379</meta:generator>
    <dc:date>2010-02-26T13:14:20</dc:date>
    <meta:editing-duration>PT18H52M35S</meta:editing-duration>
    <meta:editing-cycles>4</meta:editing-cycles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